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🌱 1. <text:span text:style-name="Strong_20_Emphasis">Variables in Terraform</text:span></text:h>
      <text:p text:style-name="Text_20_body">Variables allow you to <text:span text:style-name="Strong_20_Emphasis">parameterize</text:span> your code (like function arguments in programming). Instead of hardcoding values like instance type, region, etc., you use variables to reuse and organize.</text:p>
      <text:p text:style-name="Horizontal_20_Line"/>
      <text:h text:style-name="Heading_20_4" text:outline-level="4">✅ Syntax</text:h>
      <text:p text:style-name="Preformatted_20_Text">hcl</text:p>
      <text:p text:style-name="Preformatted_20_Text">CopyEdit</text:p>
      <text:p text:style-name="P1"><text:span text:style-name="Source_20_Text">variable "instance_type" {</text:span></text:p>
      <text:p text:style-name="P3"><text:span text:style-name="Source_20_Text"><text:s text:c="2"/>type <text:s text:c="7"/>= string</text:span></text:p>
      <text:p text:style-name="P3"><text:span text:style-name="Source_20_Text"><text:s text:c="2"/>default <text:s text:c="4"/>= "t2.micro"</text:span></text:p>
      <text:p text:style-name="P3"><text:span text:style-name="Source_20_Text"><text:s text:c="2"/>description = "Type of EC2 instance"</text:span></text:p>
      <text:p text:style-name="P4"><text:span text:style-name="Source_20_Text">}</text:span></text:p>
      <text:p text:style-name="Text_20_body">You can <text:span text:style-name="Strong_20_Emphasis">override</text:span> these default values using:</text:p>
      <text:list text:style-name="L1">
        <text:list-item>
          <text:p text:style-name="P5"><text:span text:style-name="Source_20_Text">terraform.tfvars</text:span> file</text:p>
        </text:list-item>
        <text:list-item>
          <text:p text:style-name="P5"><text:span text:style-name="Source_20_Text">terraform apply -var="instance_type=t3.micro"</text:span></text:p>
        </text:list-item>
        <text:list-item>
          <text:p text:style-name="P5"><text:span text:style-name="Source_20_Text">-var-file="dev.tfvars"</text:span> (for multiple values)</text:p>
        </text:list-item>
      </text:list>
      <text:p text:style-name="Horizontal_20_Line"/>
      <text:h text:style-name="Heading_20_4" text:outline-level="4">🧠 Why use it?</text:h>
      <text:list text:style-name="L2">
        <text:list-item>
          <text:p text:style-name="P6">Easy to <text:span text:style-name="Strong_20_Emphasis">switch environments</text:span> (dev, prod)</text:p>
        </text:list-item>
        <text:list-item>
          <text:p text:style-name="P6">Avoid <text:span text:style-name="Strong_20_Emphasis">hardcoding</text:span></text:p>
        </text:list-item>
        <text:list-item>
          <text:p text:style-name="P6">Clean &amp; reusable code</text:p>
        </text:list-item>
      </text:list>
      <text:p text:style-name="Horizontal_20_Line"/>
      <text:h text:style-name="Heading_20_4" text:outline-level="4">🎯 Example</text:h>
      <text:p text:style-name="Preformatted_20_Text">h</text:p>
      <text:p text:style-name="Preformatted_20_Text">CopyEdit</text:p>
      <text:p text:style-name="P1"><text:span text:style-name="Source_20_Text">variable "region" {</text:span></text:p>
      <text:p text:style-name="P3"><text:span text:style-name="Source_20_Text"><text:s text:c="2"/>default = "us-east-1"</text:span></text:p>
      <text:p text:style-name="P3"><text:span text:style-name="Source_20_Text">}</text:span></text:p>
      <text:p text:style-name="P3"/>
      <text:p text:style-name="P3"><text:span text:style-name="Source_20_Text">provider "aws" {</text:span></text:p>
      <text:p text:style-name="P3"><text:span text:style-name="Source_20_Text"><text:s text:c="2"/>region = var.region</text:span></text:p>
      <text:p text:style-name="P4"><text:span text:style-name="Source_20_Text">}</text:span></text:p>
      <text:p text:style-name="Text_20_body">In <text:span text:style-name="Source_20_Text">terraform.tfvars</text:span>:</text:p>
      <text:p text:style-name="Preformatted_20_Text">h</text:p>
      <text:p text:style-name="Preformatted_20_Text">CopyEdit</text:p>
      <text:p text:style-name="P2"><text:span text:style-name="Source_20_Text">region = "ap-south-1"</text:span></text:p>
      <text:p text:style-name="Horizontal_20_Line"/>
      <text:h text:style-name="Heading_20_3" text:outline-level="3">📤 2. <text:span text:style-name="Strong_20_Emphasis">Output Block</text:span></text:h>
      <text:p text:style-name="Text_20_body">After creating resources, you might want to <text:span text:style-name="Strong_20_Emphasis">see</text:span> some values like public IP, VPC ID, etc.</text:p>
      <text:p text:style-name="Horizontal_20_Line"><text:soft-page-break/></text:p>
      <text:h text:style-name="Heading_20_4" text:outline-level="4">✅ Syntax</text:h>
      <text:p text:style-name="Preformatted_20_Text">hcl</text:p>
      <text:p text:style-name="Preformatted_20_Text">CopyEdit</text:p>
      <text:p text:style-name="P1"><text:span text:style-name="Source_20_Text">output "instance_ip" {</text:span></text:p>
      <text:p text:style-name="P3"><text:span text:style-name="Source_20_Text"><text:s text:c="2"/>value = aws_instance.myec2.public_ip</text:span></text:p>
      <text:p text:style-name="P3"><text:span text:style-name="Source_20_Text"><text:s text:c="2"/>description = "The public IP of EC2 instance"</text:span></text:p>
      <text:p text:style-name="P4"><text:span text:style-name="Source_20_Text">}</text:span></text:p>
      <text:p text:style-name="Text_20_body">Use:</text:p>
      <text:p text:style-name="Preformatted_20_Text">bash</text:p>
      <text:p text:style-name="Preformatted_20_Text">CopyEdit</text:p>
      <text:p text:style-name="P2"><text:span text:style-name="Source_20_Text">terraform output instance_ip</text:span></text:p>
      <text:p text:style-name="Horizontal_20_Line"/>
      <text:h text:style-name="Heading_20_3" text:outline-level="3">🔎 3. <text:span text:style-name="Strong_20_Emphasis">Data Sources (</text:span><text:span text:style-name="Strong_20_Emphasis"><text:span text:style-name="Source_20_Text">data</text:span></text:span><text:span text:style-name="Strong_20_Emphasis"> block)</text:span></text:h>
      <text:p text:style-name="Text_20_body">Used to <text:span text:style-name="Strong_20_Emphasis">fetch existing AWS resources</text:span> that you did NOT create in your Terraform script.</text:p>
      <text:p text:style-name="Horizontal_20_Line"/>
      <text:h text:style-name="Heading_20_4" text:outline-level="4">✅ Syntax</text:h>
      <text:p text:style-name="Preformatted_20_Text">hcl</text:p>
      <text:p text:style-name="Preformatted_20_Text">CopyEdit</text:p>
      <text:p text:style-name="P1"><text:span text:style-name="Source_20_Text">data "aws_ami" "ubuntu" {</text:span></text:p>
      <text:p text:style-name="P3"><text:span text:style-name="Source_20_Text"><text:s text:c="2"/>most_recent = true</text:span></text:p>
      <text:p text:style-name="P3"/>
      <text:p text:style-name="P3"><text:span text:style-name="Source_20_Text"><text:s text:c="2"/>filter {</text:span></text:p>
      <text:p text:style-name="P3"><text:span text:style-name="Source_20_Text"><text:s text:c="4"/>name <text:s text:c="2"/>= "name"</text:span></text:p>
      <text:p text:style-name="P3"><text:span text:style-name="Source_20_Text"><text:s text:c="4"/>values = ["ubuntu/images/hvm-ssd/ubuntu-20.04-amd64-server-*"]</text:span></text:p>
      <text:p text:style-name="P3"><text:span text:style-name="Source_20_Text"><text:s text:c="2"/>}</text:span></text:p>
      <text:p text:style-name="P3"/>
      <text:p text:style-name="P3"><text:span text:style-name="Source_20_Text"><text:s text:c="2"/>owners = ["099720109477"] # Canonical (Ubuntu)</text:span></text:p>
      <text:p text:style-name="P4"><text:span text:style-name="Source_20_Text">}</text:span></text:p>
      <text:p text:style-name="Text_20_body">Use in resource:</text:p>
      <text:p text:style-name="Preformatted_20_Text">hcl</text:p>
      <text:p text:style-name="Preformatted_20_Text">CopyEdit</text:p>
      <text:p text:style-name="P1"><text:span text:style-name="Source_20_Text">resource "aws_instance" "web" {</text:span></text:p>
      <text:p text:style-name="P3"><text:span text:style-name="Source_20_Text"><text:s text:c="2"/>ami <text:s text:c="10"/>= data.aws_ami.ubuntu.id</text:span></text:p>
      <text:p text:style-name="P3"><text:span text:style-name="Source_20_Text"><text:s text:c="2"/>instance_type = "t2.micro"</text:span></text:p>
      <text:p text:style-name="P4"><text:span text:style-name="Source_20_Text">}</text:span></text:p>
      <text:p text:style-name="Horizontal_20_Line"/>
      <text:h text:style-name="Heading_20_3" text:outline-level="3">📄 4. <text:span text:style-name="Strong_20_Emphasis">terraform.tfvars</text:span></text:h>
      <text:p text:style-name="Text_20_body">A file that contains variable values used in your Terraform script.</text:p>
      <text:p text:style-name="Horizontal_20_Line"/>
      <text:h text:style-name="Heading_20_4" text:outline-level="4">✅ Example</text:h>
      <text:p text:style-name="Text_20_body"><text:span text:style-name="Strong_20_Emphasis">terraform.tfvars</text:span></text:p>
      <text:p text:style-name="Preformatted_20_Text"><text:soft-page-break/>hcl</text:p>
      <text:p text:style-name="Preformatted_20_Text">CopyEdit</text:p>
      <text:p text:style-name="P1"><text:span text:style-name="Source_20_Text">region <text:s text:c="7"/>= "us-west-2"</text:span></text:p>
      <text:p text:style-name="P4"><text:span text:style-name="Source_20_Text">instance_type = "t2.micro"</text:span></text:p>
      <text:p text:style-name="Horizontal_20_Line"/>
      <text:h text:style-name="Heading_20_3" text:outline-level="3">👨‍🏫 Practice Exercise</text:h>
      <text:p text:style-name="Text_20_body"><text:span text:style-name="Strong_20_Emphasis">Goal:</text:span> Launch EC2 using variable + fetch Ubuntu AMI using data block + output IP.</text:p>
      <text:p text:style-name="Horizontal_20_Line"/>
      <text:p text:style-name="Text_20_body">✅ <text:span text:style-name="Source_20_Text">variables.tf</text:span></text:p>
      <text:p text:style-name="Preformatted_20_Text">hcl</text:p>
      <text:p text:style-name="Preformatted_20_Text">CopyEdit</text:p>
      <text:p text:style-name="P1"><text:span text:style-name="Source_20_Text">variable "instance_type" {</text:span></text:p>
      <text:p text:style-name="P3"><text:span text:style-name="Source_20_Text"><text:s text:c="2"/>type <text:s text:c="7"/>= string</text:span></text:p>
      <text:p text:style-name="P3"><text:span text:style-name="Source_20_Text"><text:s text:c="2"/>default <text:s text:c="4"/>= "t2.micro"</text:span></text:p>
      <text:p text:style-name="P3"><text:span text:style-name="Source_20_Text"><text:s text:c="2"/>description = "Type of instance"</text:span></text:p>
      <text:p text:style-name="P3"><text:span text:style-name="Source_20_Text">}</text:span></text:p>
      <text:p text:style-name="P3"/>
      <text:p text:style-name="P3"><text:span text:style-name="Source_20_Text">variable "region" {</text:span></text:p>
      <text:p text:style-name="P3"><text:span text:style-name="Source_20_Text"><text:s text:c="2"/>default = "us-east-1"</text:span></text:p>
      <text:p text:style-name="P4"><text:span text:style-name="Source_20_Text">}</text:span></text:p>
      <text:p text:style-name="Text_20_body">✅ <text:span text:style-name="Source_20_Text">provider.tf</text:span></text:p>
      <text:p text:style-name="Preformatted_20_Text">h</text:p>
      <text:p text:style-name="Preformatted_20_Text">CopyEdit</text:p>
      <text:p text:style-name="P1"><text:span text:style-name="Source_20_Text">provider "aws" {</text:span></text:p>
      <text:p text:style-name="P3"><text:span text:style-name="Source_20_Text"><text:s text:c="2"/>region = var.region</text:span></text:p>
      <text:p text:style-name="P4"><text:span text:style-name="Source_20_Text">}</text:span></text:p>
      <text:p text:style-name="Text_20_body">✅ <text:span text:style-name="Source_20_Text">data.tf</text:span></text:p>
      <text:p text:style-name="Preformatted_20_Text">hcl</text:p>
      <text:p text:style-name="Preformatted_20_Text">CopyEdit</text:p>
      <text:p text:style-name="P1"><text:span text:style-name="Source_20_Text">data "aws_ami" "ubuntu" {</text:span></text:p>
      <text:p text:style-name="P3"><text:span text:style-name="Source_20_Text"><text:s text:c="2"/>most_recent = true</text:span></text:p>
      <text:p text:style-name="P3"><text:span text:style-name="Source_20_Text"><text:s text:c="2"/>owners <text:s text:c="5"/>= ["099720109477"]</text:span></text:p>
      <text:p text:style-name="P3"/>
      <text:p text:style-name="P3"><text:span text:style-name="Source_20_Text"><text:s text:c="2"/>filter {</text:span></text:p>
      <text:p text:style-name="P3"><text:span text:style-name="Source_20_Text"><text:s text:c="4"/>name <text:s text:c="2"/>= "name"</text:span></text:p>
      <text:p text:style-name="P3"><text:span text:style-name="Source_20_Text"><text:s text:c="4"/>values = ["ubuntu/images/hvm-ssd/ubuntu-20.04-amd64-server-*"]</text:span></text:p>
      <text:p text:style-name="P3"><text:span text:style-name="Source_20_Text"><text:s text:c="2"/>}</text:span></text:p>
      <text:p text:style-name="P4"><text:span text:style-name="Source_20_Text">}</text:span></text:p>
      <text:p text:style-name="Text_20_body">✅ <text:span text:style-name="Source_20_Text">main.tf</text:span></text:p>
      <text:p text:style-name="Preformatted_20_Text">hcl</text:p>
      <text:p text:style-name="Preformatted_20_Text">CopyEdit</text:p>
      <text:p text:style-name="P1"><text:span text:style-name="Source_20_Text">resource "aws_instance" "myec2" {</text:span></text:p>
      <text:p text:style-name="P3"><text:span text:style-name="Source_20_Text"><text:s text:c="2"/>ami <text:s text:c="10"/>= data.aws_ami.ubuntu.id</text:span></text:p>
      <text:p text:style-name="P3"><text:span text:style-name="Source_20_Text"><text:s text:c="2"/>instance_type = var.instance_type</text:span></text:p>
      <text:p text:style-name="P4"><text:span text:style-name="Source_20_Text">}</text:span></text:p>
      <text:p text:style-name="Text_20_body">✅ <text:span text:style-name="Source_20_Text">output.tf</text:span></text:p>
      <text:p text:style-name="Preformatted_20_Text">hcl</text:p>
      <text:p text:style-name="Preformatted_20_Text">CopyEdit</text:p>
      <text:p text:style-name="P1"><text:soft-page-break/><text:span text:style-name="Source_20_Text">output "ec2_ip" {</text:span></text:p>
      <text:p text:style-name="P3"><text:span text:style-name="Source_20_Text"><text:s text:c="2"/>value = aws_instance.myec2.public_ip</text:span></text:p>
      <text:p text:style-name="P4"><text:span text:style-name="Source_20_Text">}</text:span></text:p>
      <text:p text:style-name="Text_20_body">✅ <text:span text:style-name="Source_20_Text">terraform.tfvars</text:span></text:p>
      <text:p text:style-name="Preformatted_20_Text">hcl</text:p>
      <text:p text:style-name="Preformatted_20_Text">CopyEdit</text:p>
      <text:p text:style-name="P1"><text:span text:style-name="Source_20_Text">region <text:s text:c="7"/>= "ap-south-1"</text:span></text:p>
      <text:p text:style-name="P4"><text:span text:style-name="Source_20_Text">instance_type = "t2.micro"</text:span></text:p>
      <text:p text:style-name="Horizontal_20_Line"/>
      <text:h text:style-name="Heading_20_2" text:outline-level="2">💼 Interview Questions (Real-style)</text:h>
      <text:h text:style-name="Heading_20_3" text:outline-level="3">Beginner</text:h>
      <text:list text:style-name="L3">
        <text:list-item>
          <text:p text:style-name="P7">What is the use of the <text:span text:style-name="Source_20_Text">variable</text:span> block in Terraform?</text:p>
        </text:list-item>
        <text:list-item>
          <text:p text:style-name="P7">How do you assign values to variables from outside the script?</text:p>
        </text:list-item>
        <text:list-item>
          <text:p text:style-name="P7">What is the purpose of <text:span text:style-name="Source_20_Text">terraform.tfvars</text:span> file?</text:p>
        </text:list-item>
        <text:list-item>
          <text:p text:style-name="P7">How does the <text:span text:style-name="Source_20_Text">output</text:span> block help in Terraform?</text:p>
        </text:list-item>
        <text:list-item>
          <text:p text:style-name="P7">What’s the difference between <text:span text:style-name="Source_20_Text">default</text:span> and <text:span text:style-name="Source_20_Text">override</text:span> variable values?</text:p>
        </text:list-item>
      </text:list>
      <text:h text:style-name="Heading_20_3" text:outline-level="3">Intermediate</text:h>
      <text:list text:style-name="L4">
        <text:list-item>
          <text:p text:style-name="P8">How would you use the same Terraform script for dev and prod environments?</text:p>
        </text:list-item>
        <text:list-item>
          <text:p text:style-name="P8">What is a data block in Terraform and when would you use it?</text:p>
        </text:list-item>
        <text:list-item>
          <text:p text:style-name="P8">Can you fetch an existing AWS VPC using Terraform?</text:p>
        </text:list-item>
        <text:list-item>
          <text:p text:style-name="P8">How do variables improve code reusability in Terraform?</text:p>
        </text:list-item>
        <text:list-item>
          <text:p text:style-name="P8">What happens if a required variable is not provided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7T21:30:09.043666286</meta:creation-date>
    <dc:date>2025-07-27T21:30:29.518049109</dc:date>
    <meta:editing-duration>PT20S</meta:editing-duration>
    <meta:editing-cycles>1</meta:editing-cycles>
    <meta:document-statistic meta:table-count="0" meta:image-count="0" meta:object-count="0" meta:page-count="4" meta:paragraph-count="133" meta:word-count="478" meta:character-count="3110" meta:non-whitespace-character-count="2650"/>
    <meta:generator>LibreOffice/24.2.7.2$Linux_X86_64 LibreOffice_project/420$Build-2</meta:generator>
  </office:meta>
</office:document-meta>
</file>